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F6000000729C1789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3" style:family="table">
      <style:table-properties style:width="17.463cm" fo:margin-left="0.007cm" table:align="left" style:writing-mode="lr-tb"/>
    </style:style>
    <style:style style:name="Tabla3.A" style:family="table-column">
      <style:table-column-properties style:column-width="6.35cm"/>
    </style:style>
    <style:style style:name="Tabla3.B" style:family="table-column">
      <style:table-column-properties style:column-width="5.953cm"/>
    </style:style>
    <style:style style:name="Tabla3.C" style:family="table-column">
      <style:table-column-properties style:column-width="5.159cm"/>
    </style:style>
    <style:style style:name="Tabla3.1" style:family="table-row">
      <style:table-row-properties style:min-row-height="2.064cm" style:keep-together="true" fo:keep-together="auto"/>
    </style:style>
    <style:style style:name="Tabla3.A1" style:family="table-cell">
      <style:table-cell-properties style:vertical-align="top" fo:padding-left="0.123cm" fo:padding-right="0.123cm" fo:padding-top="0cm" fo:padding-bottom="0cm" fo:border="none" style:writing-mode="lr-tb"/>
    </style:style>
    <style:style style:name="Tabla3.2" style:family="table-row">
      <style:table-row-properties style:min-row-height="0.785cm" style:keep-together="true" fo:keep-together="auto"/>
    </style:style>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Standard">
      <style:paragraph-properties fo:margin-left="0cm" fo:margin-right="0cm" fo:margin-top="0cm" fo:margin-bottom="0cm" fo:line-height="100%" fo:text-align="justify" style:justify-single-word="false" fo:text-indent="0cm" style:auto-text-indent="false" style:shadow="none"/>
    </style:style>
    <style:style style:name="P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use-window-font-color="true" style:text-outline="false" style:text-line-through-style="none" style:font-name="ae-granada" fo:font-size="10.5pt" fo:language="es" fo:country="VE" fo:font-style="normal" fo:text-shadow="none" style:text-underline-style="none" fo:font-weight="bold" fo:background-color="transparent" style:font-name-asian="Times New Roman" style:font-size-asian="10.5pt" style:language-asian="ar" style:country-asian="SA" style:font-style-asian="normal" style:font-weight-asian="bold" style:font-name-complex="Arial" style:font-size-complex="10.5pt" style:language-complex="ar" style:country-complex="SA" style:font-style-complex="normal" style:font-weight-complex="bold" style:text-emphasize="none"/>
    </style:style>
    <style:style style:name="P4" style:family="paragraph" style:parent-style-name="Table_20_Contents">
      <style:paragraph-properties fo:margin-left="0cm" fo:margin-right="0cm" fo:margin-top="0cm" fo:margin-bottom="0cm" fo:line-height="100%" fo:text-align="center" style:justify-single-word="false" fo:orphans="2" fo:widows="2" fo:hyphenation-ladder-count="no-limit" fo:text-indent="0cm" style:auto-text-indent="false" fo:background-color="transparent" style:shadow="none" style:snap-to-layout-grid="false" style:writing-mode="lr-tb">
        <style:background-image/>
      </style:paragraph-properties>
      <style:text-properties fo:color="#000000" style:text-outline="false" style:text-line-through-style="none" style:font-name="ae-granada" fo:font-size="10.5pt" fo:language="es" fo:country="VE" fo:font-style="normal" fo:text-shadow="none" style:text-underline-style="none" fo:font-weight="normal" fo:background-color="transparent" style:font-name-asian="Times New Roman" style:font-size-asian="10.5pt" style:language-asian="ar" style:country-asian="SA" style:font-style-asian="normal" style:font-weight-asian="normal" style:font-name-complex="Arial" style:font-size-complex="10.5pt" style:language-complex="ar" style:country-complex="SA" style:font-style-complex="normal" style:font-weight-complex="normal" style:text-emphasize="none" fo:hyphenate="false" fo:hyphenation-remain-char-count="2" fo:hyphenation-push-char-count="2"/>
    </style:style>
    <style:style style:name="P5" style:family="paragraph" style:parent-style-name="Footer">
      <style:paragraph-properties fo:text-align="center" style:justify-single-word="false"/>
      <style:text-properties style:font-name="ae-granada" fo:font-size="6pt" style:font-size-asian="6pt" style:font-size-complex="6pt"/>
    </style:style>
    <style:style style:name="P6"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7" style:family="paragraph" style:parent-style-name="Standard">
      <style:paragraph-properties fo:text-align="start" style:justify-single-word="false"/>
      <style:text-properties style:font-name="ae-granada" fo:font-size="9pt" fo:font-weight="bold" style:font-size-asian="9pt" style:font-weight-asian="bold" style:font-name-complex="Arial" style:font-size-complex="9pt"/>
    </style:style>
    <style:style style:name="P8" style:family="paragraph" style:parent-style-name="Standard">
      <style:paragraph-properties fo:text-align="center" style:justify-single-word="false"/>
      <style:text-properties style:font-name="ae-granada" fo:font-size="10.5pt" fo:font-weight="bold" style:font-size-asian="10.5pt" style:font-weight-asian="bold" style:font-name-complex="Arial" style:font-size-complex="10.5pt"/>
    </style:style>
    <style:style style:name="P9" style:family="paragraph" style:parent-style-name="Standard">
      <style:paragraph-properties fo:text-align="start" style:justify-single-word="false"/>
      <style:text-properties style:font-name="ae-granada" fo:font-size="10.5pt" fo:font-weight="bold" style:font-size-asian="10.5pt" style:font-weight-asian="bold" style:font-name-complex="Arial" style:font-size-complex="10.5pt"/>
    </style:style>
    <style:style style:name="P10" style:family="paragraph" style:parent-style-name="Standard">
      <style:paragraph-properties fo:line-height="100%" fo:text-align="justify" style:justify-single-word="false" style:snap-to-layout-grid="false"/>
      <style:text-properties fo:color="#000000" style:font-name="ae-granada" fo:font-size="10.5pt" fo:font-weight="normal" style:font-size-asian="10.5pt" style:font-weight-asian="normal" style:font-name-complex="Arial" style:font-size-complex="10.5pt" style:font-weight-complex="normal"/>
    </style:style>
    <style:style style:name="P11" style:family="paragraph" style:parent-style-name="Standard">
      <style:paragraph-properties fo:line-height="100%" fo:text-align="center" style:justify-single-word="false" style:snap-to-layout-grid="false"/>
      <style:text-properties fo:color="#000000" style:font-name="ae-granada" fo:font-size="10.5pt" fo:font-weight="normal" style:font-size-asian="10.5pt" style:font-weight-asian="normal" style:font-name-complex="Arial" style:font-size-complex="10.5pt" style:font-weight-complex="normal"/>
    </style:style>
    <style:style style:name="P12"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13" style:family="paragraph" style:parent-style-name="Standard">
      <style:paragraph-properties fo:text-align="justify" style:justify-single-word="false" fo:orphans="2" fo:widows="2" fo:hyphenation-ladder-count="no-limit" style:writing-mode="lr-tb"/>
      <style:text-properties style:font-name="ae-granada" fo:font-size="10pt" fo:font-weight="normal" style:font-size-asian="10pt" style:font-weight-asian="normal" style:font-name-complex="Arial" style:font-size-complex="10pt" style:font-weight-complex="normal" fo:hyphenate="false" fo:hyphenation-remain-char-count="2" fo:hyphenation-push-char-count="2"/>
    </style:style>
    <style:style style:name="P14" style:family="paragraph" style:parent-style-name="Standard">
      <style:paragraph-properties fo:text-align="center" style:justify-single-word="false" fo:orphans="2" fo:widows="2" fo:hyphenation-ladder-count="no-limit" style:writing-mode="lr-tb"/>
      <style:text-properties style:font-name="ae-granada" fo:font-size="10.5pt" fo:font-weight="bold" style:font-size-asian="10.5pt" style:font-weight-asian="bold" style:font-name-complex="Arial" style:font-size-complex="10.5pt" fo:hyphenate="false" fo:hyphenation-remain-char-count="2" fo:hyphenation-push-char-count="2"/>
    </style:style>
    <style:style style:name="P15"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P16"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17"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language="es" fo:country="VE"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P18"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font-style="normal" fo:text-shadow="none" style:text-underline-style="none" fo:font-weight="bold" fo:background-color="transparent" style:font-size-asian="9pt" style:font-style-asian="normal" style:font-weight-asian="bold" style:font-size-complex="9pt" style:font-style-complex="normal" style:font-weight-complex="bold" style:text-emphasize="none"/>
    </style:style>
    <style:style style:name="P19"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9pt"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20" style:family="paragraph" style:parent-style-name="Standard">
      <style:paragraph-properties fo:margin-top="0cm" fo:margin-bottom="0cm" fo:line-height="100%" fo:text-align="justify" style:justify-single-word="false">
        <style:tab-stops/>
      </style:paragraph-properties>
      <style:text-properties style:use-window-font-color="true" style:text-outline="false" style:text-line-through-style="none" style:font-name="ae-granada" fo:font-size="9pt"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21"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5pt" fo:language="es" fo:country="VE" fo:font-style="normal" fo:text-shadow="none" style:text-underline-style="none" fo:font-weight="normal" fo:background-color="transparent"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22"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5pt" fo:language="es" fo:country="VE"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P23" style:family="paragraph" style:parent-style-name="Standard">
      <style:paragraph-properties fo:margin-top="0cm" fo:margin-bottom="0cm" fo:line-height="100%" fo:text-align="justify" style:justify-single-word="false"/>
    </style:style>
    <style:style style:name="P24" style:family="paragraph" style:parent-style-name="Standard">
      <style:paragraph-properties fo:margin-top="0cm" fo:margin-bottom="0cm" fo:line-height="100%" fo:text-align="start" style:justify-single-word="false">
        <style:tab-stops/>
      </style:paragraph-properties>
    </style:style>
    <style:style style:name="P25" style:family="paragraph" style:parent-style-name="Standard">
      <style:paragraph-properties fo:margin-top="0cm" fo:margin-bottom="0cm" fo:line-height="100%" fo:text-align="justify" style:justify-single-word="false"/>
      <style:text-properties style:font-name="ae-granada" fo:font-size="9pt" fo:font-weight="bold" style:font-size-asian="9pt" style:font-weight-asian="bold" style:font-size-complex="9pt" style:font-weight-complex="bold"/>
    </style:style>
    <style:style style:name="P26" style:family="paragraph" style:parent-style-name="Standard">
      <style:paragraph-properties fo:margin-top="0cm" fo:margin-bottom="0cm" fo:line-height="100%" fo:text-align="justify" style:justify-single-word="false"/>
      <style:text-properties style:font-name="ae-granada" fo:font-size="9pt" fo:font-weight="normal" style:font-size-asian="9pt" style:font-weight-asian="normal" style:font-size-complex="9pt" style:font-weight-complex="normal"/>
    </style:style>
    <style:style style:name="P27" style:family="paragraph" style:parent-style-name="Standard">
      <style:paragraph-properties fo:margin-top="0cm" fo:margin-bottom="0cm" fo:line-height="100%" fo:text-align="justify" style:justify-single-word="false"/>
      <style:text-properties style:font-name="ae-granada" fo:font-size="10.5pt" fo:font-weight="normal" style:font-size-asian="10.5pt" style:font-weight-asian="normal" style:font-size-complex="10.5pt" style:font-weight-complex="normal"/>
    </style:style>
    <style:style style:name="P28" style:family="paragraph" style:parent-style-name="Standard">
      <style:paragraph-properties fo:margin-top="0cm" fo:margin-bottom="0cm" fo:line-height="100%" fo:text-align="justify" style:justify-single-word="false"/>
      <style:text-properties style:font-name="ae-granada" fo:font-size="10.5pt" fo:font-weight="bold" style:font-size-asian="10.5pt" style:font-weight-asian="bold" style:font-size-complex="10.5pt" style:font-weight-complex="bold"/>
    </style:style>
    <style:style style:name="P29" style:family="paragraph" style:parent-style-name="Standard">
      <style:paragraph-properties fo:margin-top="0cm" fo:margin-bottom="0cm" fo:line-height="100%" fo:text-align="justify" style:justify-single-word="false" fo:orphans="2" fo:widows="2" fo:hyphenation-ladder-count="no-limit" style:writing-mode="lr-tb"/>
      <style:text-properties style:font-name="ae-granada" fo:font-size="9pt" fo:font-weight="normal" style:font-size-asian="9pt" style:font-weight-asian="normal" style:font-name-complex="Arial" style:font-size-complex="9pt" style:font-weight-complex="normal" fo:hyphenate="false" fo:hyphenation-remain-char-count="2" fo:hyphenation-push-char-count="2"/>
    </style:style>
    <style:style style:name="P30" style:family="paragraph" style:parent-style-name="Preformatted_20_Text">
      <style:paragraph-properties fo:margin-top="0cm" fo:margin-bottom="0cm" fo:text-align="justify" style:justify-single-word="false"/>
    </style:style>
    <style:style style:name="P31" style:family="paragraph" style:parent-style-name="Text_20_body">
      <style:paragraph-properties fo:margin-left="0cm" fo:margin-right="0cm" fo:text-indent="-0.026cm" style:auto-text-indent="false">
        <style:tab-stops/>
      </style:paragraph-properties>
      <style:text-properties style:font-name="ae-granada" fo:font-size="9pt" style:font-size-asian="9pt" style:font-size-complex="9pt"/>
    </style:style>
    <style:style style:name="P32" style:family="paragraph" style:parent-style-name="Text_20_body">
      <style:paragraph-properties fo:margin-left="0cm" fo:margin-right="0cm" fo:text-indent="-0.026cm" style:auto-text-indent="false">
        <style:tab-stops/>
      </style:paragraph-properties>
      <style:text-properties style:font-name="ae-granada" fo:font-size="10.5pt" style:font-size-asian="10.5pt" style:font-size-complex="10.5pt"/>
    </style:style>
    <style:style style:name="P33" style:family="paragraph" style:parent-style-name="Text_20_body">
      <style:paragraph-properties fo:margin-left="0cm" fo:margin-right="0cm" fo:text-align="justify" style:justify-single-word="false" fo:text-indent="-0.026cm" style:auto-text-indent="false">
        <style:tab-stops/>
      </style:paragraph-properties>
      <style:text-properties style:font-name="ae-granada" fo:font-size="10.5pt" style:font-size-asian="10.5pt" style:font-size-complex="10.5pt"/>
    </style:style>
    <style:style style:name="P34" style:family="paragraph" style:parent-style-name="Text_20_body">
      <style:paragraph-properties fo:margin-left="0cm" fo:margin-right="0cm" fo:text-indent="-0.026cm" style:auto-text-indent="false">
        <style:tab-stops/>
      </style:paragraph-properties>
      <style:text-properties style:font-name="ae-granada" fo:font-size="10.5pt" fo:font-style="normal" fo:font-weight="normal" style:font-size-asian="10.5pt" style:font-style-asian="normal" style:font-weight-asian="normal" style:font-size-complex="10.5pt" style:font-style-complex="normal" style:font-weight-complex="normal"/>
    </style:style>
    <style:style style:name="P35" style:family="paragraph" style:parent-style-name="WW-Texto_20_independiente_20_3">
      <style:text-properties style:font-name="ae-granada" fo:font-size="9pt" fo:language="es" fo:country="ES" style:font-size-asian="9pt" style:font-size-complex="9pt"/>
    </style:style>
    <style:style style:name="P36" style:family="paragraph" style:parent-style-name="WW-Texto_20_independiente_20_3">
      <style:text-properties style:font-name="ae-granada" fo:font-size="10.5pt" fo:language="es" fo:country="ES" style:font-size-asian="10.5pt" style:font-size-complex="10.5pt"/>
    </style:style>
    <style:style style:name="P37" style:family="paragraph" style:parent-style-name="Text_20_body">
      <style:paragraph-properties fo:margin-left="-0.026cm" fo:margin-right="0cm" fo:text-indent="0cm" style:auto-text-indent="false">
        <style:tab-stops/>
      </style:paragraph-properties>
      <style:text-properties style:font-name="ae-granada"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Preformatted_20_Text">
      <style:paragraph-properties fo:margin-top="0cm" fo:margin-bottom="0.499cm"/>
    </style:style>
    <style:style style:name="P39" style:family="paragraph" style:parent-style-name="Table_20_Contents">
      <style:paragraph-properties fo:line-height="100%" fo:text-align="center" style:justify-single-word="false" style:snap-to-layout-grid="false"/>
      <style:text-properties style:font-name="ae-granada" fo:font-size="10.5pt" fo:font-weight="normal" style:font-size-asian="10.5pt" style:font-weight-asian="normal" style:font-name-complex="Arial" style:font-size-complex="10.5pt" style:font-weight-complex="normal"/>
    </style:style>
    <style:style style:name="P40" style:family="paragraph" style:parent-style-name="Table_20_Contents">
      <style:paragraph-properties fo:line-height="100%" fo:text-align="center" style:justify-single-word="false" style:snap-to-layout-grid="false"/>
      <style:text-properties fo:color="#000000" style:font-name="ae-granada" fo:font-size="10.5pt" fo:font-weight="normal" style:font-size-asian="10.5pt" style:font-weight-asian="normal" style:font-name-complex="Arial" style:font-size-complex="10.5pt" style:font-weight-complex="normal"/>
    </style:style>
    <style:style style:name="P41"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P42" style:family="paragraph" style:parent-style-name="Heading_20_1">
      <style:paragraph-properties fo:text-align="center" style:justify-single-word="false"/>
      <style:text-properties style:font-name="ae-granada" fo:font-size="10.5pt" fo:font-weight="bold" style:font-size-asian="10.5pt" style:font-weight-asian="bold" style:font-name-complex="Arial" style:font-size-complex="10.5pt"/>
    </style:style>
    <style:style style:name="P43" style:family="paragraph" style:parent-style-name="Standard">
      <style:paragraph-properties fo:text-align="center" style:justify-single-word="false" fo:orphans="2" fo:widows="2" fo:hyphenation-ladder-count="no-limit" style:writing-mode="lr-tb"/>
      <style:text-properties fo:color="#4700b8" style:font-name="ae-granada" fo:font-size="10.5pt" style:text-underline-style="none" fo:font-weight="bold" style:font-size-asian="10.5pt" style:font-weight-asian="bold" style:font-name-complex="Arial" style:font-size-complex="10.5pt" style:font-weight-complex="bold" fo:hyphenate="false" fo:hyphenation-remain-char-count="2" fo:hyphenation-push-char-count="2"/>
    </style:style>
    <style:style style:name="P44"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5pt" fo:language="es" fo:country="VE"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font-name="ae-granada" fo:font-size="9pt" fo:letter-spacing="normal" fo:language="es" fo:country="CR"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3" style:family="text">
      <style:text-properties fo:font-variant="normal" fo:text-transform="none" style:use-window-font-color="true" style:text-outline="false" style:text-line-through-style="none" style:font-name="ae-granada" fo:font-size="9pt" fo:letter-spacing="normal" fo:language="es" fo:country="MX" fo:font-style="normal" fo:text-shadow="none" style:text-underline-style="none" fo:font-weight="normal" fo:background-color="transparent" style:font-name-asian="Times New Roman" style:font-size-asian="9pt" style:language-asian="es" style:country-asian="VE" style:font-style-asian="normal" style:font-weight-asian="normal" style:font-name-complex="Tahoma" style:font-size-complex="9pt" style:language-complex="ar" style:country-complex="SA" style:font-style-complex="normal" style:font-weight-complex="normal" style:text-emphasize="none"/>
    </style:style>
    <style:style style:name="T4" style:family="text">
      <style:text-properties fo:font-variant="normal" fo:text-transform="none" style:use-window-font-color="true" style:text-outline="false" style:text-line-through-style="none" style:font-name="ae-granada" fo:font-size="9pt" fo:letter-spacing="normal" fo:language="es" fo:country="VE" fo:font-style="normal" fo:text-shadow="none" style:text-underline-style="none" fo:font-weight="normal" fo:background-color="transparent" style:font-name-asian="Times New Roman" style:font-size-asian="9pt" style:language-asian="ar" style:country-asian="SA" style:font-style-asian="normal" style:font-weight-asian="normal" style:font-name-complex="Arial" style:font-size-complex="9pt" style:language-complex="ar" style:country-complex="SA" style:font-style-complex="normal" style:font-weight-complex="normal" style:text-emphasize="none"/>
    </style:style>
    <style:style style:name="T5" style:family="text">
      <style:text-properties fo:font-variant="normal" fo:text-transform="none" style:use-window-font-color="true" style:text-outline="false" style:text-line-through-style="none" style:font-name="ae-granada" fo:font-size="10.5pt" fo:letter-spacing="normal" fo:language="es" fo:country="CR"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T6" style:family="text">
      <style:text-properties fo:font-variant="normal" fo:text-transform="none" style:use-window-font-color="true" style:text-outline="false" style:text-line-through-style="none" style:font-name="ae-granada" fo:font-size="10.5pt" fo:letter-spacing="normal" fo:language="es" fo:country="CR" fo:font-style="normal" fo:text-shadow="none" style:text-underline-style="none" fo:font-weight="normal" fo:background-color="transparent"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T7" style:family="text">
      <style:text-properties fo:font-variant="normal" fo:text-transform="none" style:use-window-font-color="true" style:text-outline="false" style:text-line-through-style="none" style:font-name="ae-granada" fo:font-size="10.5pt" fo:letter-spacing="normal" fo:language="es" fo:country="MX" fo:font-style="normal" fo:text-shadow="none" style:text-underline-style="none" fo:font-weight="normal" fo:background-color="transparent" style:font-name-asian="Times New Roman" style:font-size-asian="10.5pt" style:language-asian="es" style:country-asian="VE" style:font-style-asian="normal" style:font-weight-asian="normal" style:font-name-complex="Tahoma" style:font-size-complex="10.5pt" style:language-complex="ar" style:country-complex="SA" style:font-style-complex="normal" style:font-weight-complex="normal" style:text-emphasize="none"/>
    </style:style>
    <style:style style:name="T8" style:family="text">
      <style:text-properties fo:font-variant="normal" fo:text-transform="none" style:use-window-font-color="true" style:text-outline="false" style:text-line-through-style="none" style:font-name="ae-granada" fo:font-size="10.5pt" fo:letter-spacing="normal" fo:language="es" fo:country="MX" fo:font-style="normal" fo:text-shadow="none" style:text-underline-style="none" fo:font-weight="bold" fo:background-color="transparent" style:font-name-asian="Times New Roman" style:font-size-asian="10.5pt" style:language-asian="es" style:country-asian="VE" style:font-style-asian="normal" style:font-weight-asian="bold" style:font-name-complex="Tahoma" style:font-size-complex="10.5pt" style:language-complex="ar" style:country-complex="SA" style:font-style-complex="normal" style:font-weight-complex="bold" style:text-emphasize="none"/>
    </style:style>
    <style:style style:name="T9" style:family="text">
      <style:text-properties fo:font-variant="normal" fo:text-transform="none" style:use-window-font-color="true" style:text-outline="false" style:text-line-through-style="none" style:font-name="ae-granada" fo:font-size="10.5pt" fo:letter-spacing="normal" fo:language="es" fo:country="VE" fo:font-style="normal" fo:text-shadow="none" style:text-underline-style="none" fo:font-weight="bold" fo:background-color="transparent" style:font-name-asian="Times New Roman" style:font-size-asian="10.5pt" style:language-asian="ar" style:country-asian="SA" style:font-style-asian="normal" style:font-weight-asian="bold" style:font-name-complex="Arial" style:font-size-complex="10.5pt" style:language-complex="ar" style:country-complex="SA" style:font-style-complex="normal" style:font-weight-complex="bold" style:text-emphasize="none"/>
    </style:style>
    <style:style style:name="T10" style:family="text">
      <style:text-properties fo:font-variant="normal" fo:text-transform="none" style:use-window-font-color="true" style:text-outline="false" style:text-line-through-style="none" fo:font-size="9pt" fo:letter-spacing="normal" fo:language="es" fo:country="MX" fo:font-style="normal" fo:text-shadow="none" style:text-underline-style="none" fo:background-color="transparent" style:font-name-asian="Times New Roman" style:font-size-asian="9pt" style:language-asian="es" style:country-asian="VE" style:font-style-asian="normal" style:font-name-complex="Tahoma" style:font-size-complex="9pt" style:language-complex="ar" style:country-complex="SA" style:font-style-complex="normal" style:text-emphasize="none"/>
    </style:style>
    <style:style style:name="T11" style:family="text">
      <style:text-properties fo:font-variant="normal" fo:text-transform="none" style:use-window-font-color="true" style:text-outline="false" style:text-line-through-style="none" fo:font-size="9pt" fo:letter-spacing="normal" fo:language="es" fo:country="MX" fo:font-style="normal" fo:text-shadow="none" style:text-underline-style="none" fo:font-weight="bold" fo:background-color="transparent" style:font-name-asian="Times New Roman" style:font-size-asian="9pt" style:language-asian="es" style:country-asian="VE" style:font-style-asian="normal" style:font-weight-asian="bold" style:font-name-complex="Tahoma" style:font-size-complex="9pt" style:language-complex="ar" style:country-complex="SA" style:font-style-complex="normal" style:font-weight-complex="bold" style:text-emphasize="none"/>
    </style:style>
    <style:style style:name="T12" style:family="text">
      <style:text-properties fo:font-variant="normal" fo:text-transform="none" style:use-window-font-color="true" style:text-outline="false" style:text-line-through-style="none" fo:font-size="9pt" fo:letter-spacing="normal" fo:language="zxx" fo:country="none" fo:font-style="normal" fo:text-shadow="none" style:text-underline-style="none" fo:background-color="#ffffff" style:font-name-asian="Times New Roman" style:font-size-asian="9pt" style:language-asian="es" style:country-asian="VE" style:font-style-asian="normal" style:font-size-complex="9pt" style:language-complex="ar" style:country-complex="SA" style:font-style-complex="normal" style:text-emphasize="none"/>
    </style:style>
    <style:style style:name="T13" style:family="text">
      <style:text-properties fo:font-variant="normal" fo:text-transform="none" style:use-window-font-color="true" style:text-outline="false" style:text-line-through-style="none" fo:font-size="10.5pt" fo:letter-spacing="normal" fo:language="es" fo:country="MX" fo:font-style="normal" fo:text-shadow="none" style:text-underline-style="none" fo:font-weight="bold" fo:background-color="transparent" style:font-name-asian="Times New Roman" style:font-size-asian="10.5pt" style:language-asian="es" style:country-asian="VE" style:font-style-asian="normal" style:font-weight-asian="bold" style:font-name-complex="Tahoma" style:font-size-complex="10.5pt" style:language-complex="ar" style:country-complex="SA" style:font-style-complex="normal" style:font-weight-complex="bold" style:text-emphasize="none"/>
    </style:style>
    <style:style style:name="T14" style:family="text">
      <style:text-properties fo:font-variant="normal" fo:text-transform="none" style:use-window-font-color="true" style:text-outline="false" style:text-line-through-style="none" fo:font-size="10.5pt" fo:letter-spacing="normal" fo:language="es" fo:country="MX" fo:font-style="normal" fo:text-shadow="none" style:text-underline-style="none" fo:background-color="transparent" style:font-name-asian="Times New Roman" style:font-size-asian="10.5pt" style:language-asian="es" style:country-asian="VE" style:font-style-asian="normal" style:font-name-complex="Tahoma" style:font-size-complex="10.5pt" style:language-complex="ar" style:country-complex="SA" style:font-style-complex="normal" style:text-emphasize="none"/>
    </style:style>
    <style:style style:name="T15" style:family="text">
      <style:text-properties fo:font-variant="normal" fo:text-transform="none" style:use-window-font-color="true" style:text-outline="false" style:text-line-through-style="none" fo:font-size="10.5pt" fo:letter-spacing="normal" fo:language="zxx" fo:country="none" fo:font-style="normal" fo:text-shadow="none" style:text-underline-style="none" fo:font-weight="bold" fo:background-color="#ffffff" style:font-name-asian="Times New Roman" style:font-size-asian="10.5pt" style:language-asian="es" style:country-asian="VE" style:font-style-asian="normal" style:font-weight-asian="bold" style:font-size-complex="10.5pt" style:language-complex="ar" style:country-complex="SA" style:font-style-complex="normal" style:font-weight-complex="bold" style:text-emphasize="none"/>
    </style:style>
    <style:style style:name="T16" style:family="text">
      <style:text-properties fo:font-variant="normal" fo:text-transform="none" style:use-window-font-color="true" style:font-name="ae-granada" fo:font-size="9pt" fo:letter-spacing="normal" fo:language="es" fo:country="CR" fo:background-color="transparent" style:font-size-asian="9pt" style:font-size-complex="9pt"/>
    </style:style>
    <style:style style:name="T17" style:family="text">
      <style:text-properties fo:font-variant="normal" fo:text-transform="none" style:use-window-font-color="true" style:font-name="ae-granada" fo:font-size="10pt" fo:letter-spacing="normal" fo:language="es" fo:country="CR" fo:background-color="transparent" style:font-size-asian="10pt" style:font-size-complex="10pt"/>
    </style:style>
    <style:style style:name="T18" style:family="text">
      <style:text-properties fo:font-variant="normal" fo:text-transform="none" style:use-window-font-color="true" style:font-name="ae-granada" fo:font-size="10.5pt" fo:letter-spacing="normal" fo:language="es" fo:country="CR" fo:font-weight="bold" fo:background-color="transparent" style:font-size-asian="10.5pt" style:font-weight-asian="bold" style:font-size-complex="10.5pt" style:font-weight-complex="bold"/>
    </style:style>
    <style:style style:name="T19" style:family="text">
      <style:text-properties fo:font-variant="normal" fo:text-transform="none" style:use-window-font-color="true" style:font-name="ae-granada" fo:font-size="10.5pt" fo:letter-spacing="normal" fo:language="es" fo:country="CR" fo:background-color="transparent" style:font-size-asian="10.5pt" style:font-size-complex="10.5pt"/>
    </style:style>
    <style:style style:name="T20" style:family="text">
      <style:text-properties fo:font-variant="normal" fo:text-transform="none" fo:color="#000000" style:text-outline="false" style:text-line-through-style="none" style:font-name="ae-granada" fo:font-size="9pt" fo:letter-spacing="normal"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21"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22" style:family="text">
      <style:text-properties fo:font-variant="normal" fo:text-transform="none" fo:color="#000000" style:text-outline="false" style:text-line-through-style="none" style:font-name="ae-granada" fo:font-size="10.5pt" fo:letter-spacing="normal" fo:language="es" fo:country="VE"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T23" style:family="text">
      <style:text-properties fo:font-variant="normal" fo:text-transform="none" fo:color="#000000" fo:font-size="10.5pt" fo:letter-spacing="normal" fo:language="es" fo:country="CR" style:font-size-asian="10.5pt" style:font-size-complex="10.5pt"/>
    </style:style>
    <style:style style:name="T24" style:family="text">
      <style:text-properties fo:font-variant="normal" fo:text-transform="none" fo:font-size="9pt" fo:letter-spacing="normal" fo:language="es" fo:country="CR" style:font-name-asian="Times New Roman" style:font-size-asian="9pt" style:font-name-complex="Arial" style:font-size-complex="9pt" style:language-complex="ar" style:country-complex="SA"/>
    </style:style>
    <style:style style:name="T25" style:family="text">
      <style:text-properties fo:font-variant="normal" fo:text-transform="none" fo:letter-spacing="normal" fo:language="es" fo:country="CR" style:font-name-asian="Times New Roman" style:font-name-complex="Arial" style:language-complex="ar" style:country-complex="SA"/>
    </style:style>
    <style:style style:name="T26" style:family="text">
      <style:text-properties fo:font-variant="normal" fo:text-transform="none" fo:letter-spacing="normal" fo:language="es" fo:country="CR" fo:font-weight="normal" style:font-name-asian="Times New Roman" style:font-weight-asian="normal" style:font-name-complex="Arial" style:language-complex="ar" style:country-complex="SA" style:font-weight-complex="normal"/>
    </style:style>
    <style:style style:name="T27" style:family="text">
      <style:text-properties fo:font-variant="normal" fo:text-transform="none" fo:font-size="10.5pt" fo:letter-spacing="normal" fo:language="es" fo:country="CR" style:font-name-asian="Times New Roman" style:font-size-asian="10.5pt" style:font-name-complex="Arial" style:font-size-complex="10.5pt" style:language-complex="ar" style:country-complex="SA"/>
    </style:style>
    <style:style style:name="T28" style:family="text">
      <style:text-properties fo:font-variant="normal" fo:text-transform="none" fo:font-size="10.5pt" fo:letter-spacing="normal" fo:language="es" fo:country="CR" fo:font-weight="normal" style:font-name-asian="Times New Roman" style:font-size-asian="10.5pt" style:font-weight-asian="normal" style:font-name-complex="Arial" style:font-size-complex="10.5pt" style:language-complex="ar" style:country-complex="SA" style:font-weight-complex="normal"/>
    </style:style>
    <style:style style:name="T29" style:family="text">
      <style:text-properties fo:font-variant="normal" fo:text-transform="none" fo:font-size="10.5pt" fo:letter-spacing="normal" fo:font-weight="bold" style:font-size-asian="10.5pt" style:font-weight-asian="bold" style:font-size-complex="10.5pt" style:font-weight-complex="bold"/>
    </style:style>
    <style:style style:name="T30" style:family="text">
      <style:text-properties fo:font-variant="normal" fo:text-transform="none" fo:font-size="10.5pt" fo:letter-spacing="normal" fo:font-weight="normal" style:font-size-asian="10.5pt" style:font-weight-asian="normal" style:font-size-complex="10.5pt"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weight="bold" style:font-weight-asian="bold" style:font-weight-complex="bold"/>
    </style:style>
    <style:style style:name="T34" style:family="text">
      <style:text-properties style:font-name="ae-granada" fo:font-size="9pt" fo:font-weight="normal" style:font-size-asian="9pt" style:font-weight-asian="normal" style:font-size-complex="9pt" style:font-weight-complex="normal"/>
    </style:style>
    <style:style style:name="T35" style:family="text">
      <style:text-properties style:font-name="ae-granada" fo:font-size="9pt" style:font-size-asian="9pt" style:font-size-complex="9pt"/>
    </style:style>
    <style:style style:name="T36" style:family="text">
      <style:text-properties style:font-name="ae-granada" fo:font-size="10.5pt" fo:font-weight="bold" style:font-size-asian="10.5pt" style:font-weight-asian="bold" style:font-size-complex="10.5pt" style:font-weight-complex="bold"/>
    </style:style>
    <style:style style:name="T37" style:family="text">
      <style:text-properties fo:font-size="9pt" style:font-size-asian="9pt" style:font-name-complex="Arial" style:font-size-complex="9pt"/>
    </style:style>
    <style:style style:name="T38" style:family="text">
      <style:text-properties style:use-window-font-color="true" style:font-name="ae-granada" fo:font-size="10.5pt" fo:language="es" fo:country="VE" fo:font-weight="normal" style:font-name-asian="DejaVu Sans2" style:font-size-asian="10.5pt" style:language-asian="es" style:country-asian="ES" style:font-weight-asian="normal" style:font-name-complex="Arial" style:font-size-complex="10.5pt" style:language-complex="es" style:country-complex="ES" style:font-weight-complex="normal"/>
    </style:style>
    <style:style style:name="T39" style:family="text">
      <style:text-properties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REUNIÓN Nº O 03-2013 I ORDINARIA</text:p>
      <text:p text:style-name="P6">CONSEJO DIRECTIVO DE LA FUNDACIÓN CENDITEL</text:p>
      <text:p text:style-name="P6">04 DE MARZO DE 2013</text:p>
      <text:h text:style-name="P41" text:outline-level="1"/>
      <text:h text:style-name="P41" text:outline-level="1">AGENDA</text:h>
      <text:p text:style-name="P7"/>
      <text:p text:style-name="P7">Lugar: <text:s/><text:tab/><text:span text:style-name="T1">CENDITEL</text:span></text:p>
      <text:p text:style-name="P35">Hora: <text:tab/><text:span text:style-name="T1">2:30 p.m</text:span></text:p>
      <text:p text:style-name="P31"><text:span text:style-name="T33">Fecha:</text:span> <text:span text:style-name="T31"><text:s/><text:tab/>04/03/2013</text:span></text:p>
      <text:p text:style-name="P37"/>
      <text:p text:style-name="P18">i.-<text:tab/>Consideración de la Agenda</text:p>
      <text:p text:style-name="P15"><text:span text:style-name="T37">ii.-<text:tab/></text:span><text:span text:style-name="Fuente_20_de_20_párrafo_20_predeter."><text:span text:style-name="T24">Consideración del Acta N° E-07-2012 I Extraordinaria del 15 noviembre de 2012</text:span></text:span></text:p>
      <text:p text:style-name="P15"><text:span text:style-name="Fuente_20_de_20_párrafo_20_predeter."><text:span text:style-name="T24">iii.-<text:tab/>Consideración del Acta Nº O-05-2012 I Ordinaria del 03 de diciembre de 2012</text:span></text:span></text:p>
      <text:p text:style-name="P15"><text:span text:style-name="Fuente_20_de_20_párrafo_20_predeter."><text:span text:style-name="T24">iv.-<text:tab/>Consideración del Acta N° 08-2012 I Extraordinaria del 14 diciembre de 2012</text:span></text:span></text:p>
      <text:p text:style-name="P15"><text:span text:style-name="Fuente_20_de_20_párrafo_20_predeter."><text:span text:style-name="T24">v.-<text:tab/>Consideración del Acta Nº O 01-2013 del 22 de enero de 2013</text:span></text:span></text:p>
      <text:p text:style-name="P15"><text:span text:style-name="Fuente_20_de_20_párrafo_20_predeter."><text:span text:style-name="T24">vi<text:tab/>Consideración del Acta Nº O-2-2013 I Ordinaria del 25 de febrero de 2013</text:span></text:span></text:p>
      <text:p text:style-name="P17"/>
      <text:p text:style-name="P16"><text:span text:style-name="T33">1.- <text:s/><text:tab/>INFORMACION DE PRESIDENCIA</text:span>.</text:p>
      <text:p text:style-name="P19"><text:tab/>1.1.- <text:s/>Manual genérico descriptivo de cargos para Entes adscritos al Ministerio de Ciencia, Tecnología e <text:tab/>Innovación <text:tab/>(área de Telecomunicaciones).</text:p>
      <text:p text:style-name="P19"/>
      <text:p text:style-name="P23"><text:span text:style-name="Fuente_20_de_20_párrafo_20_predeter."><text:span text:style-name="T2"><text:tab/>1</text:span></text:span><text:span text:style-name="Fuente_20_de_20_párrafo_20_predeter."><text:span text:style-name="T20">.2.- </text:span></text:span><text:span text:style-name="Fuente_20_de_20_párrafo_20_predeter."><text:span text:style-name="T16"><text:s/>Solicitud de autorización para la designación de la Licenciada Yuleici Verdi como Directora Ejecutiva de la <text:tab/>Fundación Cenditel en calidad de “Encargada” por un período de ciento ochenta (180) <text:tab/>días. </text:span></text:span></text:p>
      <text:p text:style-name="P23"><text:span text:style-name="Fuente_20_de_20_párrafo_20_predeter."><text:span text:style-name="T16"/></text:span></text:p>
      <text:p text:style-name="P23"><text:span text:style-name="Fuente_20_de_20_párrafo_20_predeter."><text:span text:style-name="T17"><text:tab/>1.3.- Solicitud de autorización para el nombramiento de los directores de los procesos de <text:tab/>Apropiación de la Tecnología Libre, Investigación en Tecnologías Libres y Desarrollo de <text:s text:c="268"/><text:tab/>Tecnologías Libres.</text:span></text:span></text:p>
      <text:p text:style-name="P15"><text:span text:style-name="Fuente_20_de_20_párrafo_20_predeter."><text:span text:style-name="T21"/></text:span></text:p>
      <text:p text:style-name="P25">2.- <text:s/><text:tab/>ASUNTOS DE LA UNIDAD DE TALENTO HUMANO</text:p>
      <text:p text:style-name="P23"><text:span text:style-name="T34"><text:tab/></text:span><text:span text:style-name="Fuente_20_de_20_párrafo_20_predeter."><text:span text:style-name="T2">2.1.- Solicitud de Permiso Remunerado hecha por Johanna Álvarez, trabajadora de la <text:tab/>Fundación CENDITEL. </text:span></text:span><text:span text:style-name="Fuente_20_de_20_párrafo_20_predeter."><text:span text:style-name="T3"><text:s text:c="4"/></text:span></text:span><text:span text:style-name="Fuente_20_de_20_párrafo_20_predeter."><text:span text:style-name="T2"><text:tab/></text:span></text:span></text:p>
      <text:p text:style-name="P23"><text:span text:style-name="Fuente_20_de_20_párrafo_20_predeter."><text:span text:style-name="T3"/></text:span></text:p>
      <text:p text:style-name="P23"><text:span text:style-name="Fuente_20_de_20_párrafo_20_predeter."><text:span text:style-name="T3"><text:tab/>2.2.-<text:tab/>Solicitud de autorización de permiso para impartir clases en la ULA Núcleo Valle de Mocotíes hecha por <text:tab/></text:span></text:span><text:span text:style-name="T34">Gusmery Paredes trabajadora de la Fundación CENDITEL.</text:span></text:p>
      <text:p text:style-name="P26"/>
      <text:p text:style-name="P38"><text:span text:style-name="T35"><text:tab/>2.3.- <text:tab/></text:span><text:span text:style-name="Fuente_20_de_20_párrafo_20_predeter."><text:span text:style-name="T3">Solicitud</text:span></text:span><text:span text:style-name="Fuente_20_de_20_párrafo_20_predeter."><text:span text:style-name="T4"> de pago de matrículas de estudios para TSU Alexander Olivares, por un monto de Bs. <text:tab/>5410,00 e <text:tab/>ingeniero Antonio Araujo, por la cantidad de 2568,00. </text:span></text:span><text:span text:style-name="Fuente_20_de_20_párrafo_20_predeter."><text:span text:style-name="T3"><text:s/></text:span></text:span></text:p>
      <text:p text:style-name="P25">3.- <text:s/><text:tab/>ASUNTOS DE LA COORDINACIÓN DE FINANZAS Y CONTABILIDAD</text:p>
      <text:p text:style-name="P26"><text:tab/>3.1.- <text:tab/>Información sobre el pago realizado en el mes de diciembre de 2012 (complemento único y <text:tab/>extraordinario) para los trabajadores y trabajadoras de la Fundación CENDITEL.</text:p>
      <text:p text:style-name="P25"/>
      <text:p text:style-name="P25">4.-<text:tab/>ASUNTOS DE LA COORDINACIÓN DE PRESUPUESTO</text:p>
      <text:p text:style-name="P13"><text:span text:style-name="Fuente_20_de_20_párrafo_20_predeter."><text:span text:style-name="T10"><text:tab/>4.1.-<text:tab/>Reformulación de presupuesto por un monto de Bolívares Trece Millones Quinientos <text:s/>Dieciocho <text:tab/>MilQuinientos Cuarenta y Dos (Bs. 13.518.542) provenientes de las siguientes fuentes: </text:span></text:span><text:span text:style-name="Fuente_20_de_20_párrafo_20_predeter."><text:span text:style-name="T11">1.-</text:span></text:span><text:span text:style-name="Fuente_20_de_20_párrafo_20_predeter."><text:span text:style-name="T10">Del </text:span></text:span><text:span text:style-name="Fuente_20_de_20_párrafo_20_predeter."><text:span text:style-name="T12">Fondo de <text:tab/>Investigación y Desarrollo de la Telecomunicaciones (FIDETEL) por la cantidad de Bolívares Un Millon <text:tab/>Cuatrocientos Veintiseis Mil Trescientos Setenta y Nueve con Cero centimos (BS. 1.426.379,00), Del <text:s/><text:tab/>Fondo Nacional de Ciencia, Tecnología e Innovación (FONACIT) por la <text:s/>cantidad de Bolívares Dos Millones <text:tab/>Setecientos Cinco Mil <text:tab/>Doscientos Setenta y Siete con Cero centimos (BS. 2.705.277,00),</text:span></text:span><text:span text:style-name="Fuente_20_de_20_párrafo_20_predeter."><text:span text:style-name="T10"> <text:s/></text:span></text:span><text:span text:style-name="Fuente_20_de_20_párrafo_20_predeter."><text:span text:style-name="T11">3.- <text:s/></text:span></text:span><text:span text:style-name="Fuente_20_de_20_párrafo_20_predeter."><text:span text:style-name="T10">De la <text:tab/>República Nueve Millones Doscientos Veintiún Mil Ochocientos Ochenta y Seis (Bs. 9.221.886) para <text:tab/>gastos de personal (homologación de sueldos y salarios e incidencias) y </text:span></text:span><text:span text:style-name="Fuente_20_de_20_párrafo_20_predeter."><text:span text:style-name="T11">4.-</text:span></text:span><text:span text:style-name="Fuente_20_de_20_párrafo_20_predeter."><text:span text:style-name="T10"> Disminución de <text:tab/>disponibilidades en Banco por la cantidad de Bolívares Ciento Sesenta y Cinco Mil (Bs.165.000) <text:tab/>destinado a mobiliario y materiales eléctricos.</text:span></text:span></text:p>
      <text:p text:style-name="P13"><text:span text:style-name="Fuente_20_de_20_párrafo_20_predeter."><text:span text:style-name="T10"/></text:span></text:p>
      <text:p text:style-name="P14"><text:soft-page-break/></text:p>
      <text:p text:style-name="P14"/>
      <text:p text:style-name="P43">DESARROLLO DE LA AGENDA</text:p>
      <text:h text:style-name="P42" text:outline-level="1"/>
      <text:p text:style-name="P8"/>
      <text:p text:style-name="P9">Lugar: <text:s/><text:tab/><text:span text:style-name="T1">CENDITEL</text:span></text:p>
      <text:p text:style-name="P36">Hora: <text:tab/><text:span text:style-name="T1">3:14 <text:s/>pm</text:span></text:p>
      <text:p text:style-name="P32"><text:span text:style-name="T33">Fecha:</text:span> <text:span text:style-name="T31"><text:s/><text:tab/>04/03/2013</text:span></text:p>
      <text:p text:style-name="P34"/>
      <text:p text:style-name="P33"><text:span text:style-name="T32">Asistentes: </text:span><text:span text:style-name="T31">Santiago Lazo, Dora Serpa, Alejandro Ochoa, Jerson Zambrano, Henry Contreras, José Contreras.</text:span></text:p>
      <text:p text:style-name="P15">i.-<text:tab/>Consideración de la Agenda.</text:p>
      <text:p text:style-name="P21">El Presidente de la Fundación Cenditel dio inicio a la reunión del Consejo Directivo, con la propuesta de discutir, en primer lugar, los puntos 1.1, 2.1, 3.1 y 4.1 de la Agenda, y el resto de los puntos tratarlos luego, ya sea en esta reunión o en la siguiente. </text:p>
      <text:p text:style-name="P21"><text:span text:style-name="T33">Decisión: </text:span>Los miembros del Consejo Directivo aprobaron la agenda respectiva y la propuesta realizada por el Presidente de la institución. <text:s/></text:p>
      <text:p text:style-name="P21"/>
      <text:p text:style-name="P15"><text:span text:style-name="T39">ii.-<text:tab/></text:span><text:span text:style-name="Fuente_20_de_20_párrafo_20_predeter."><text:span text:style-name="T25">Consideración del Acta N° E-07-2012 I Extraordinaria del 15 noviembre de 2012</text:span></text:span></text:p>
      <text:p text:style-name="P15"><text:span text:style-name="Fuente_20_de_20_párrafo_20_predeter."><text:span text:style-name="T25">Decisión: L</text:span></text:span><text:span text:style-name="Fuente_20_de_20_párrafo_20_predeter."><text:span text:style-name="T26">os miembros del Consejo Directivo, por unanimidad, aprobaron el Acta N° E-07-2012 I Extraordinaria del 15 noviembre de 2012.</text:span></text:span></text:p>
      <text:p text:style-name="P15"><text:span text:style-name="Fuente_20_de_20_párrafo_20_predeter."><text:span text:style-name="T27"/></text:span></text:p>
      <text:p text:style-name="P15"><text:span text:style-name="Fuente_20_de_20_párrafo_20_predeter."><text:span text:style-name="T25">iii.-<text:tab/>Consideración del Acta Nº O-05-2012 I Ordinaria del 03 de diciembre de 2012</text:span></text:span></text:p>
      <text:p text:style-name="P15"><text:span text:style-name="Fuente_20_de_20_párrafo_20_predeter."><text:span text:style-name="T25">Decisión: </text:span></text:span><text:span text:style-name="Fuente_20_de_20_párrafo_20_predeter."><text:span text:style-name="T26"><text:s/>Los miembros del Consejo Directivo, por unanimidad, aprobaron el Acta Nº O-05-2012 I Ordinaria del 03 de diciembre de 2012.</text:span></text:span></text:p>
      <text:p text:style-name="P15"><text:span text:style-name="Fuente_20_de_20_párrafo_20_predeter."><text:span text:style-name="T28"/></text:span></text:p>
      <text:p text:style-name="P15"><text:span text:style-name="Fuente_20_de_20_párrafo_20_predeter."><text:span text:style-name="T25">iv.-<text:tab/>Consideración del Acta N° 08-2012 I Extraordinaria del 14 diciembre de 2012</text:span></text:span></text:p>
      <text:p text:style-name="P15"><text:span text:style-name="Fuente_20_de_20_párrafo_20_predeter."><text:span text:style-name="T25">Decisión: </text:span></text:span><text:span text:style-name="Fuente_20_de_20_párrafo_20_predeter."><text:span text:style-name="T26"><text:s/>Los miembros del Consejo Directivo, por unanimidad, aprobaron el Acta N° 08-2012 I Extraordinaria del 14 diciembre de 2012.</text:span></text:span></text:p>
      <text:p text:style-name="P15"><text:span text:style-name="Fuente_20_de_20_párrafo_20_predeter."><text:span text:style-name="T28"/></text:span></text:p>
      <text:p text:style-name="P15"><text:span text:style-name="Fuente_20_de_20_párrafo_20_predeter."><text:span text:style-name="T25">v.-<text:tab/>Consideración del Acta Nº O 01-2013 del 22 de enero de 2013</text:span></text:span></text:p>
      <text:p text:style-name="P15"><text:span text:style-name="Fuente_20_de_20_párrafo_20_predeter."><text:span text:style-name="T25">Decisión: <text:s/></text:span></text:span><text:span text:style-name="Fuente_20_de_20_párrafo_20_predeter."><text:span text:style-name="T26">Los miembros del Consejo Directivo, por unanimidad el Acta Nº O 01-2013 del 22 de enero de 2013.</text:span></text:span></text:p>
      <text:p text:style-name="P15"><text:span text:style-name="Fuente_20_de_20_párrafo_20_predeter."><text:span text:style-name="T28"/></text:span></text:p>
      <text:p text:style-name="P15"><text:span text:style-name="Fuente_20_de_20_párrafo_20_predeter."><text:span text:style-name="T25">vi.-<text:tab/>Consideración del Acta Nº O-2-2013 I Ordinaria del 25 de febrero de 2013</text:span></text:span></text:p>
      <text:p text:style-name="P15"><text:span text:style-name="Fuente_20_de_20_párrafo_20_predeter."><text:span text:style-name="T25">Decisión: </text:span></text:span><text:span text:style-name="Fuente_20_de_20_párrafo_20_predeter."><text:span text:style-name="T26">Los miembros del Consejo Directivo, por unanimidad, aprobaron el Acta Nº O-2-2013 I Ordinaria del 25 de febrero de 2013.</text:span></text:span></text:p>
      <text:p text:style-name="P15"><text:span text:style-name="Fuente_20_de_20_párrafo_20_predeter."><text:span text:style-name="T28"/></text:span></text:p>
      <text:p text:style-name="P16"><text:span text:style-name="Fuente_20_de_20_párrafo_20_predeter."><text:span text:style-name="T29">1.- <text:s/><text:tab/>INFORMACION DE PRESIDENCIA.</text:span></text:span></text:p>
      <text:p text:style-name="P22">1.1.- <text:tab/>Manual genérico descriptivo de cargos para Entes adscritos al Ministerio de Ciencia, Tecnología e Innovación (área de Telecomunicaciones).</text:p>
      <text:p text:style-name="P22"/>
      <text:p text:style-name="P21">La Abogada Endira Mora, encargada de la Unidad de Talento Humano de la Fundación, realizó una breve exposición sobre el manual genérico descriptivo de cargos, desarrollado entre los directores de Recursos Humanos de los entes del área de Telecomunicaciones adscritos al Ministerio del Poder Popular para Ciencia, Tecnología e Innovación y que procura homologar los cargos y los salarios entre el personal de éstas instituciones.</text:p>
      <text:p text:style-name="P21"><text:span text:style-name="T33">Decisión: </text:span>Por decisión unánime de los miembros del Consejo Directivo, se aprueba el Manual genérico descriptivo de cargos, junto con la aplicación de las primas que están incluidas: prima <text:soft-page-break/>de profesionalización, de responsabilidad, de antigüedad (determinada sólo por los años de servicio en Cenditel) y sustantiva (sólo en cuanto a montos, ya que la definición de los trabajadores quienes recibirán este beneficio, dependerá de la comisión que se debe conformar para tal fin). Se propone un tiempo perentorio para elaborar el Manual Específico y presentarlo, en caso de que esté culminado, en la reunión del Consejo pautada para el lunes 18 de marzo de 2013. Los miembros del Consejo Directivo propusieron hacer otras incorporaciones al Manual de Cargos, tales como: las evaluaciones de desempeño, la relación de decisiones a tomar con respecto a los permisos a otorgar a los trabajadores y su período de duración (6 meses prorrogables) y dejar claro que a partir del Grado <text:s/>de Coordinador (10), inclusive, se considera “Cargos de Alta Jerarquía”. </text:p>
      <text:p text:style-name="P21"/>
      <text:p text:style-name="P23"><text:span text:style-name="Fuente_20_de_20_párrafo_20_predeter."><text:span text:style-name="T5">1</text:span></text:span><text:span text:style-name="Fuente_20_de_20_párrafo_20_predeter."><text:span text:style-name="T22">.2.- </text:span></text:span><text:span text:style-name="Fuente_20_de_20_párrafo_20_predeter."><text:span text:style-name="T18"><text:s/>Solicitud de autorización para la designación de la Licenciada Yuleici Verdi como Directora Ejecutiva de la Fundación Cenditel en calidad de “Encargada” por un período de ciento ochenta (180) días. </text:span></text:span></text:p>
      <text:p text:style-name="P19"><text:span text:style-name="Fuente_20_de_20_párrafo_20_predeter."><text:span text:style-name="T29">Decisión: </text:span></text:span><text:span text:style-name="Fuente_20_de_20_párrafo_20_predeter."><text:span text:style-name="T23">Los miembros del Consejo Directivo, por unanimidad, acordaron diferir el referido punto.</text:span></text:span></text:p>
      <text:p text:style-name="P24"><text:span text:style-name="Fuente_20_de_20_párrafo_20_predeter."><text:span text:style-name="T19"/></text:span></text:p>
      <text:p text:style-name="P24"><text:span text:style-name="Fuente_20_de_20_párrafo_20_predeter."><text:span text:style-name="T18">1.3.- <text:tab/>Solicitud de autorización para el nombramiento de los directores de los procesos de Apropiación de la Tecnología Libre, Investigación en Tecnologías Libres y Desarrollo de Tecnologías Libres.</text:span></text:span></text:p>
      <text:p text:style-name="P20"><text:span text:style-name="Fuente_20_de_20_párrafo_20_predeter."><text:span text:style-name="T29">Decisión: </text:span></text:span><text:span text:style-name="Fuente_20_de_20_párrafo_20_predeter."><text:span text:style-name="T23">Los miembros del Consejo Directivo, por unanimidad, acordaron diferir el referido punto.</text:span></text:span></text:p>
      <text:p text:style-name="P24"><text:span text:style-name="Fuente_20_de_20_párrafo_20_predeter."><text:span text:style-name="T19"><text:s text:c="187"/>2.- </text:span></text:span><text:span text:style-name="Fuente_20_de_20_párrafo_20_predeter."><text:span text:style-name="T18">ASUNTOS DE LA UNIDAD</text:span></text:span><text:span text:style-name="Fuente_20_de_20_párrafo_20_predeter."><text:span text:style-name="T19"> </text:span></text:span><text:span text:style-name="T36">DE TALENTO HUMANO</text:span></text:p>
      <text:p text:style-name="P23"><text:span text:style-name="Fuente_20_de_20_párrafo_20_predeter."><text:span text:style-name="T5">2.1.- Solicitud de Permiso Remunerado hecha por Johanna Álvarez, trabajadora de la Fundación CENDITEL. </text:span></text:span><text:span text:style-name="Fuente_20_de_20_párrafo_20_predeter."><text:span text:style-name="T7"><text:s text:c="4"/></text:span></text:span></text:p>
      <text:p text:style-name="P23"><text:span text:style-name="Fuente_20_de_20_párrafo_20_predeter."><text:span text:style-name="T8">Decisión: </text:span></text:span><text:span text:style-name="Fuente_20_de_20_párrafo_20_predeter."><text:span text:style-name="T7">Por decisión unánime de los miembros del Consejo Directivo, se aprueba el permiso por seis (6) meses prorrogables (por otros 6 meses), solicitado por la trabajadora Johanna Álvarez para laborar a distancia. Para ello, Cenditel deberá llevar a cabo una planificación del trabajo que realizará la ingeniera Álvarez, y a su vez, una evaluación trimestral de su rendimiento, la cual deberá presentar ante los líderes y monitores de los proyectos de los cuales forma parte y al Consejo Directivo. En función del resultado de su evaluación, incluso pudiese rescindirse el permiso.</text:span></text:span></text:p>
      <text:p text:style-name="P23"><text:span text:style-name="Fuente_20_de_20_párrafo_20_predeter."><text:span text:style-name="T6"/></text:span></text:p>
      <text:p text:style-name="P23"><text:span text:style-name="Fuente_20_de_20_párrafo_20_predeter."><text:span text:style-name="T8">2.2.- <text:s/>Solicitud de autorización de permiso para impartir clases en la ULA Núcleo Valle de Mocotíes hecha por </text:span></text:span><text:span text:style-name="T36">Gusmery Paredes, trabajadora de la Fundación CENDITEL.</text:span></text:p>
      <text:p text:style-name="P27">Entre las observaciones señaladas por los miembros del Consejo Directivo se destacan los siguientes: <text:span text:style-name="T33">a.-</text:span> La <text:s/>licenciada Paredes aceptó impartir unas clases en el Núcleo ULA ubicado en Tovar, antes de solicitar el permiso. <text:span text:style-name="T33">b.-</text:span> Atendiendo al Marco Jurídico, los permisos que otorga la Fundación para estudios es por un máximo de ocho (8) horas. <text:span text:style-name="T33">c.- </text:span>En este caso la licenciada Paredes, está ejerciendo otra jornada laboral. <text:span text:style-name="T33">d.- </text:span>Se señaló la posibilidad de que pudiera cubrir las ocho (8) horas de ausencia laboral con horas extras, pero ésta no fue aprobada.</text:p>
      <text:p text:style-name="P28">Decisión: <text:span text:style-name="T1">Los miembros del Consejo Directivo, por unanimidad, decidieron no aprobar el permiso solicitado por la licenciada Gusmery Paredes. </text:span></text:p>
      <text:p text:style-name="P27"/>
      <text:p text:style-name="P30"><text:span text:style-name="T36">2.3.- </text:span><text:span text:style-name="Fuente_20_de_20_párrafo_20_predeter."><text:span text:style-name="T8">Solicitud</text:span></text:span><text:span text:style-name="Fuente_20_de_20_párrafo_20_predeter."><text:span text:style-name="T9"> de pago de matrículas de estudios para TSU Alexander Olivares, por un monto de Bs. 5.410,00 e ingeniero Antonio Araujo, por la cantidad de 2.568,00. </text:span></text:span><text:span text:style-name="Fuente_20_de_20_párrafo_20_predeter."><text:span text:style-name="T8"><text:s/></text:span></text:span></text:p>
      <text:p text:style-name="P30"><text:span text:style-name="Fuente_20_de_20_párrafo_20_predeter."><text:span text:style-name="T8">Decisión:</text:span></text:span><text:span text:style-name="Fuente_20_de_20_párrafo_20_predeter."><text:span text:style-name="T7"> <text:s/>Los miembros del Consejo Directivo, por unanimidad, aprobaron la solicitud, ya que, por omisión no fueron incorporados en la lista presentada en el mes de noviembre de 2012, correspondientes al pago de las matrículas de estudios, de los ciudadanos Alexander Olivares y </text:span></text:span><text:soft-page-break/><text:span text:style-name="Fuente_20_de_20_párrafo_20_predeter."><text:span text:style-name="T7">Antonio Araujo.</text:span></text:span></text:p>
      <text:p text:style-name="P30"><text:span text:style-name="Fuente_20_de_20_párrafo_20_predeter."><text:span text:style-name="T7"/></text:span></text:p>
      <text:p text:style-name="P30"><text:span text:style-name="Fuente_20_de_20_párrafo_20_predeter."><text:span text:style-name="T7"/></text:span></text:p>
      <text:p text:style-name="P28">3.- <text:s/><text:tab/>ASUNTOS DE LA COORDINACIÓN DE FINANZAS Y CONTABILIDAD</text:p>
      <text:p text:style-name="P28">3.1.- Información sobre el pago realizado en el mes de diciembre de 2012 (complemento único extraordinario) para los trabajadores y trabajadoras de la Fundación CENDITEL.</text:p>
      <text:p text:style-name="P27">El licenciado Tanger Rivas, Coordinador de Finanzas de la Fundación, dio lectura al punto informativo referente al pago realizado durante el mes de diciembre de 2012, del complemento único por un monto de Bs. 347.533,33, los cuales fueron distribuidos entre los 56 empleados de la Fundación Cenditel, según el siguiente criterio dispuesto por el MPPCTI: Trabajadores con salario normal superior o igual a Bs. 4.000 percibieron la cantidad de Bs. 6.000; trabajadores con salario normal inferior a Bs. 4.000, recibieron la cantidad de Bs. 7.000.</text:p>
      <text:p text:style-name="P28">Decisión: <text:span text:style-name="T1">Los miembros del Consejo Directivo quedaron en cuenta con la información presentada, por el Coordinador de Finanzas y Contabilidad.</text:span></text:p>
      <text:p text:style-name="P27"/>
      <text:p text:style-name="P28">4.-<text:tab/>ASUNTOS DE LA COORDINACIÓN DE PRESUPUESTO</text:p>
      <text:p text:style-name="P13"><text:span text:style-name="Fuente_20_de_20_párrafo_20_predeter."><text:span text:style-name="T13">4.1.- <text:s text:c="2"/>Reformulación de presupuesto por un monto de Trece Millones Quinientos Dieciocho Mil Quinientos Cuarenta y Dos Bolívares (Bs. 13.518.542) provenientes de las siguientes fuentes: 1.- Del </text:span></text:span><text:span text:style-name="Fuente_20_de_20_párrafo_20_predeter."><text:span text:style-name="T15">Fondo de Investigación y Desarrollo de la Telecomunicaciones (FIDETEL) por la cantidad de Bolívares Un Millón Cuatrocientos Veintiseis Mil Trescientos Setenta y Nueve con Cero centimos (BS. 1.426.379,00), Del <text:s/>Fondo Nacional de Ciencia, Tecnología e Innovación (FONACIT) por la <text:s/>cantidad de Bolívares Dos Millones Setecientos Cinco Mil Doscientos Setenta y Siete con Cero centimos (BS. 2.705.277,00),</text:span></text:span><text:span text:style-name="Fuente_20_de_20_párrafo_20_predeter."><text:span text:style-name="T13"> 3.- De la República Nueve Millones Doscientos Veintiún Mil Ochocientos Ochenta y Seis (Bs. 9.221.886) para gastos de personal (homologación de sueldos y salarios e incidencias) y 4.- Disminución de disponibilidades en Banco por la cantidad de Bolívares Ciento Sesenta y Cinco Mil (Bs.165.000) destinado a mobiliario y materiales eléctricos. <text:s/></text:span></text:span></text:p>
      <text:p text:style-name="P13"><text:span text:style-name="Fuente_20_de_20_párrafo_20_predeter."><text:span text:style-name="T13"/></text:span></text:p>
      <text:p text:style-name="P13"><text:span text:style-name="Fuente_20_de_20_párrafo_20_predeter."><text:span text:style-name="T14">El economista Jaime Araque, Coordinador de Presupuesto de la Fundación, dio lectura de la <text:s/>exposición de motivos sobre la modificación presupuestaria por incremento del crédito presupuestario mayor al 20% del presupuesto 2013. </text:span></text:span></text:p>
      <text:p text:style-name="P29"><text:span text:style-name="Fuente_20_de_20_párrafo_20_predeter."><text:span text:style-name="T13">Decisión: </text:span></text:span><text:span text:style-name="Fuente_20_de_20_párrafo_20_predeter."><text:span text:style-name="T14">Los miembros del Consejo Directivo, por decisión unánime, aprobaron la reformulación presupuestaria de acuerdo al informe presentado por la Coordinación de Presupuesto.</text:span></text:span></text:p>
      <text:p text:style-name="P29"><text:span text:style-name="Fuente_20_de_20_párrafo_20_predeter."><text:span text:style-name="T14"/></text:span></text:p>
      <text:p text:style-name="P2"><text:span text:style-name="T38">En señal de conformidad firman los miembros del Consejo Directivo de la Fundación CENDITEL la presente acta, siendo <text:s/></text:span><text:span text:style-name="Fuente_20_de_20_párrafo_20_predeter."><text:span text:style-name="T7">las 5:25 pm</text:span></text:span></text:p>
      <text:p text:style-name="P3"/>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9"/>
            <text:p text:style-name="P39"/>
            <text:p text:style-name="P39"/>
            <text:p text:style-name="P39"><text:s/>José J. Contreras</text:p>
            <text:p text:style-name="P39"/>
          </table:table-cell>
          <table:table-cell table:style-name="Tabla3.A1" office:value-type="string">
            <text:p text:style-name="P39"/>
            <text:p text:style-name="P39"/>
            <text:p text:style-name="P39"/>
            <text:p text:style-name="P39">Alejandro Ochoa</text:p>
          </table:table-cell>
          <table:table-cell table:style-name="Tabla3.A1" office:value-type="string">
            <text:p text:style-name="P39"/>
            <text:p text:style-name="P39"/>
            <text:p text:style-name="P39"/>
            <text:p text:style-name="P39">Santiago Lazo</text:p>
          </table:table-cell>
        </table:table-row>
        <table:table-row table:style-name="Tabla3.2">
          <table:table-cell table:style-name="Tabla3.A1" office:value-type="string">
            <text:p text:style-name="P10"/>
            <text:p text:style-name="P10"/>
            <text:p text:style-name="P10"/>
            <text:p text:style-name="P11"><text:s/>Jerson Zambrano</text:p>
          </table:table-cell>
          <table:table-cell table:style-name="Tabla3.A1" office:value-type="string">
            <text:p text:style-name="P11"/>
            <text:p text:style-name="P11"/>
            <text:p text:style-name="P11"/>
            <text:p text:style-name="P11">Dora Olga Serpa</text:p>
          </table:table-cell>
          <table:table-cell table:style-name="Tabla3.A1" office:value-type="string">
            <text:p text:style-name="P40"/>
            <text:p text:style-name="P40"/>
            <text:p text:style-name="P40"/>
            <text:p text:style-name="P40">Henry Contreras</text:p>
          </table:table-cell>
        </table:table-row>
      </table:table>
      <text:p text:style-name="P4"><text:span text:style-name="Fuente_20_de_20_párrafo_20_predeter."><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4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0.074cm" svg:y="-0.249cm" svg:width="17.441cm" svg:height="0.702cm" draw:z-index="3"><draw:image xlink:href="Pictures/10000000000009F6000000729C17892D.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p>
        <text:p text:style-name="MP2">Mérida-Venezue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4-18T11:31:49</meta:print-date>
    <dc:date>2013-10-11T17:59:19</dc:date>
    <meta:editing-duration>P4DT6H53M9S</meta:editing-duration>
    <meta:editing-cycles>304</meta:editing-cycles>
    <meta:generator>LibreOffice/3.3$Unix LibreOffice_project/330m19$Build-8</meta:generator>
    <meta:document-statistic meta:table-count="1" meta:image-count="1" meta:object-count="0" meta:page-count="4" meta:paragraph-count="76" meta:word-count="1754" meta:character-count="12042"/>
  </office:meta>
</office:document-meta>
</file>